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c32" officeooo:paragraph-rsid="0005cc32"/>
    </style:style>
    <style:style style:name="T1" style:family="text">
      <style:text-properties officeooo:rsid="0007b5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y jest to gra dla dwóch osób. Gdzie gracze na przemian odkrywają karty, jeśli jakiś gracz odkryje parę takich samych kart może powtórzyć ruch, w p. p. drugi gracz dostaje ruch. Gra kończy się kiedy wszyscy karty zostaną odkryte i wygrywa gracz, który odkrył najwięcej kart.</text:p>
      <text:p text:style-name="P1">Plansza – do góry znajduje się informacja czyj ruch jest, ile punktów zdobył gracz A, ile punktów zdobyl gracz B. Po prawej stronie jest małe menu, w którym po skonćzeniu rozgrywki wygrany może rozpocząć nową grę, przycisk poddaj się za pomocą, którego oddaje się walkower graczu przeciwnemu tracąc wszystkie punkty oraz przycisk wczytaj grę, którego można użyć tylko na początku rozgrywki wczytując ostatnią <text:span text:style-name="T1">zamkniętą</text:span> gr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5:45:18.951850001</meta:creation-date>
    <dc:date>2019-01-28T06:18:32.633901345</dc:date>
    <meta:editing-duration>PT6M31S</meta:editing-duration>
    <meta:editing-cycles>2</meta:editing-cycles>
    <meta:generator>LibreOffice/5.1.6.2$Linux_X86_64 LibreOffice_project/10m0$Build-2</meta:generator>
    <meta:document-statistic meta:table-count="0" meta:image-count="0" meta:object-count="0" meta:page-count="1" meta:paragraph-count="2" meta:word-count="110" meta:character-count="701" meta:non-whitespace-character-count="592"/>
  </office:meta>
</office:document-meta>
</file>